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DACFE5A6D2.png" manifest:media-type="image/png"/>
  <manifest:file-entry manifest:full-path="Pictures/10000001000001DA000001DA566E4A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009b" draw:fill-color="#25009b" draw:textarea-horizontal-align="justify" draw:textarea-vertical-align="middle" draw:auto-grow-height="false" fo:min-height="9.5cm" fo:min-width="15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9cm" fo:min-width="4.587cm" loext:decorative="false"/>
      <style:paragraph-properties style:writing-mode="lr-tb"/>
    </style:style>
    <style:style style:name="P1" style:family="paragraph">
      <loext:graphic-properties draw:fill-color="#25009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9c9c9c" loext:opacity="100%" style:font-name="Comic sans ms" fo:font-size="70pt" style:font-size-asian="70pt" style:font-size-complex="70pt"/>
    </style:style>
    <style:style style:name="T1" style:family="text">
      <style:text-properties fo:font-variant="normal" fo:text-transform="none" fo:color="#9c9c9c" loext:opacity="100%" style:text-outline="false" style:text-line-through-style="none" style:text-line-through-type="none" style:font-name="Comic sans ms" fo:font-size="70pt" fo:font-style="normal" fo:text-shadow="none" style:text-underline-style="none" fo:font-weight="normal" style:letter-kerning="true" style:font-name-asian="Liberation Sans1" style:font-size-asian="70pt" style:font-style-asian="normal" style:font-weight-asian="normal" style:font-name-complex="Liberation Sans1" style:font-size-complex="7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c9c9c" loext:opacity="100%" style:font-name="Comic sans ms" fo:font-size="70pt" style:font-name-asian="Liberation Sans1" style:font-size-asian="70pt" style:font-name-complex="Liberation Sans1" style:font-size-complex="70pt"/>
    </style:style>
    <style:style style:name="T3" style:family="text">
      <style:text-properties fo:color="#9c9c9c" loext:opacity="100%" style:font-name="Comic sans ms" fo:font-size="70pt" style:font-name-asian="Liberation Sans Narrow" style:font-size-asian="70pt" style:font-name-complex="Liberation Sans Narrow" style:font-size-complex="7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9.75cm" svg:x="-0.25cm" svg:y="-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54cm" svg:height="8.039cm" svg:x="2.46cm" svg:y="0.56cm">
          <draw:image xlink:href="Pictures/10000001000001DA000001DA566E4A3E.png" xlink:type="simple" xlink:show="embed" xlink:actuate="onLoad" draw:mime-type="image/png">
            <text:p/>
          </draw:image>
        </draw:frame>
        <draw:frame draw:style-name="gr3" draw:text-style-name="P2" draw:layer="layout" svg:width="3.413cm" svg:height="3.422cm" svg:x="5.75cm" svg:y="3.849cm">
          <draw:image xlink:href="Pictures/10000001000001DA000001DACFE5A6D2.png" xlink:type="simple" xlink:show="embed" xlink:actuate="onLoad" draw:mime-type="image/png">
            <text:p/>
          </draw:image>
        </draw:frame>
        <draw:frame draw:style-name="gr4" draw:text-style-name="P3" draw:layer="layout" svg:width="5.087cm" svg:height="2.719cm" svg:x="4.907cm" svg:y="0.124cm">
          <draw:text-box>
            <text:p><text:span text:style-name="T1">Α</text:span><text:span text:style-name="T2">Σ</text:span><text:span text:style-name="T3">Δ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0:34:53.532449600</meta:creation-date>
    <dc:date>2025-10-13T03:22:55.513821048</dc:date>
    <meta:editing-duration>PT10M27S</meta:editing-duration>
    <meta:editing-cycles>3</meta:editing-cycles>
    <meta:generator>LibreOffice/24.2.3.2$Linux_X86_64 LibreOffice_project/433d9c2ded56988e8a90e6b2e771ee4e6a5ab2ba</meta:generator>
    <meta:document-statistic meta:object-count="4"/>
  </office:meta>
</office:document-meta>
</file>